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The mysterious man interaction wont' work whatsoever</text:p>
            </text:list-item>
          </text:list>
        </text:list-item>
        <text:list-item>
          <text:p text:style-name="P2">Kanedos</text:p>
          <text:list>
            <text:list-item>
              <text:p text:style-name="P3">The skip function isn't working at all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  <text:list-item>
              <text:p text:style-name="P3">The poor man keeps tryng to display text that doesn't exist, particularly on “oh bless your soul”</text:p>
            </text:list-item>
            <text:list-item>
              <text:p text:style-name="P3">The poor man skips the Y on You the first time he is clicked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return is broke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  <text:list-item>
              <text:p text:style-name="P3">So this is a major problem: I need to be able to run the timed milo events even if I miss my mark. Therefore, maybe I should do it at diff game points instead of diff time points</text:p>
            </text:list-item>
            <text:list-item>
              <text:p text:style-name="P3">It breaks hardcore when you start a conversation with someone and lea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3T16:03:15.37</dc:date>
    <meta:editing-duration>P10DT8H18S</meta:editing-duration>
    <meta:editing-cycles>53</meta:editing-cycles>
    <meta:generator>OpenOffice/4.1.1$Win32 OpenOffice.org_project/411m6$Build-9775</meta:generator>
    <meta:document-statistic meta:table-count="0" meta:image-count="0" meta:object-count="0" meta:page-count="1" meta:paragraph-count="31" meta:word-count="349" meta:character-count="1853"/>
  </office:meta>
</office:document-meta>
</file>